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54648" officeooo:paragraph-rsid="00154648"/>
    </style:style>
    <style:style style:name="P2" style:family="paragraph" style:parent-style-name="Standard">
      <style:text-properties officeooo:rsid="00154648" officeooo:paragraph-rsid="001612ab"/>
    </style:style>
    <style:style style:name="P3" style:family="paragraph" style:parent-style-name="Standard">
      <style:text-properties officeooo:rsid="00166d1c" officeooo:paragraph-rsid="00166d1c"/>
    </style:style>
    <style:style style:name="T1" style:family="text">
      <style:text-properties fo:background-color="#ffff00" loext:char-shading-value="0"/>
    </style:style>
    <style:style style:name="T2" style:family="text">
      <style:text-properties officeooo:rsid="001612ab" fo:background-color="#ffff00" loext:char-shading-value="0"/>
    </style:style>
    <style:style style:name="T3" style:family="text">
      <style:text-properties fo:background-color="transparent" loext:char-shading-value="0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officeooo:rsid="001612a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4">Ejercicio 7.1.</text:span> Indique cuál ha sido el error introducido en el guion anterior y cómo se corregiría.</text:p>
      <text:p text:style-name="P1"/>
      <text:p text:style-name="P1">#!/bin/bash</text:p>
      <text:p text:style-name="P1"># Uso: pathmas directorio [after]</text:p>
      <text:p text:style-name="P1"/>
      <text:p text:style-name="P1">if ! echo $PATH | /bin/egrep -q "(^|:)$1($|:)" ; then</text:p>
      <text:p text:style-name="P1"><text:tab/><text:span text:style-name="T1">if [ "$2" = "after" ] ; then</text:span><text:span text:style-name="T3"><text:tab/><text:tab/><text:tab/># &lt;&lt;&lt;&lt;&lt;&lt;&lt;&lt;&lt;&lt;&lt;&lt;&lt;&lt;&lt;&lt;&lt;&lt;&lt;&lt;&lt;</text:span></text:p>
      <text:p text:style-name="P1"><text:tab/><text:tab/>PATH=$PATH:$1</text:p>
      <text:p text:style-name="P1"><text:tab/>else</text:p>
      <text:p text:style-name="P1"><text:tab/><text:tab/>PATH=$1:$PATH</text:p>
      <text:p text:style-name="P1"><text:tab/>fi</text:p>
      <text:p text:style-name="P1">else</text:p>
      <text:p text:style-name="P1"><text:tab/>echo "$1 ya está en el path"</text:p>
      <text:p text:style-name="P1">fi</text:p>
      <text:p text:style-name="P1"/>
      <text:p text:style-name="P2"><text:span text:style-name="T5">El error </text:span>se debe a la omisión de un espacio <text:span text:style-name="T7">y falta de otro par de corchetes</text:span> del if. Se ha escrito </text:p>
      <text:p text:style-name="P2"><text:span text:style-name="T1">if [sentenia ] </text:span>en vez de <text:span text:style-name="T1">if [</text:span><text:span text:style-name="T2">[ </text:span><text:span text:style-name="T1">sentencia </text:span><text:span text:style-name="T2">]</text:span><text:span text:style-name="T1">]</text:span></text:p>
      <text:p text:style-name="P1"/>
      <text:p text:style-name="P1"><text:span text:style-name="T4">Ejercicio 7.2. </text:span>Aplicar las herramientas de depuración vistas en la sección 2 para la detección de errores durante el desarrollo de los guiones propuestos como ejercicios en la práctica 6.</text:p>
      <text:p text:style-name="P1"/>
      <text:p text:style-name="P1"><text:span text:style-name="T4">Ejercicio 7.4.</text:span> Escribir un guion que escriba números desde el 1 en adelante en intervalos de un segundo ¿Cómo se podría, desde otro terminal, detener la ejecución de dicho proceso, reanudarlo y terminar definitivamente su ejecución?</text:p>
      <text:p text:style-name="P1"/>
      <text:p text:style-name="P1">GEDIT</text:p>
      <text:p text:style-name="P1"/>
      <text:p text:style-name="P1"><text:span text:style-name="T4">Ejercicio 7.5.</text:span> ¿Se puede matar un proceso que se encuentra suspendido? En su caso, ¿cómo?</text:p>
      <text:p text:style-name="P1"/>
      <text:p text:style-name="P3">Es posible se hace con la orde:</text:p>
      <text:p text:style-name="P3"/>
      <text:p text:style-name="P3">kill -s &lt;pid&gt; </text:p>
      <text:p text:style-name="P1"/>
      <text:p text:style-name="P1"><text:span text:style-name="T4">Ejercicio 7.6.</text:span> ¿Qué debemos hacer a la orden top para que nos muestre sólo los procesos nuestros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1T11:54:31.456755148</meta:creation-date>
    <dc:date>2014-12-11T12:32:01.953811300</dc:date>
    <meta:editing-duration>PT7M9S</meta:editing-duration>
    <meta:editing-cycles>1</meta:editing-cycles>
    <meta:document-statistic meta:table-count="0" meta:image-count="0" meta:object-count="0" meta:page-count="1" meta:paragraph-count="21" meta:word-count="197" meta:character-count="1134" meta:non-whitespace-character-count="933"/>
    <meta:generator>LibreOffice/4.2.3.3$Linux_x86 LibreOffice_project/420m0$Build-3</meta:generator>
  </office:meta>
</office:document-meta>
</file>